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44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2.9382in"/>
    </style:style>
    <style:style style:name="co5" style:family="table-column">
      <style:table-column-properties fo:break-before="auto" style:column-width="2.2193in"/>
    </style:style>
    <style:style style:name="co6" style:family="table-column">
      <style:table-column-properties fo:break-before="auto" style:column-width="3.7854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2.4563in"/>
    </style:style>
    <style:style style:name="co9" style:family="table-column">
      <style:table-column-properties fo:break-before="auto" style:column-width="1.5307in"/>
    </style:style>
    <style:style style:name="co10" style:family="table-column">
      <style:table-column-properties fo:break-before="auto" style:column-width="2.0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339in" fo:break-before="auto" style:use-optimal-row-height="true"/>
    </style:style>
    <style:style style:name="ro4" style:family="table-row">
      <style:table-row-properties style:row-height="0.4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none" fo:background-color="#ffd8ce" fo:wrap-option="wrap" fo:border-left="0.74pt solid #000000" fo:border-right="none" fo:border-top="0.74pt solid #000000"/>
    </style:style>
    <style:style style:name="ce9" style:family="table-cell" style:parent-style-name="Default">
      <style:table-cell-properties fo:border-bottom="none" fo:background-color="#ffd8ce" fo:wrap-option="wrap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ffd8ce" fo:wrap-option="wrap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d8ce" style:text-align-source="fix" style:repeat-content="false" fo:wrap-option="wrap" fo:border-left="none" fo:border-right="none" fo:border-top="0.74pt solid #000000"/>
      <style:paragraph-properties fo:text-align="center" fo:margin-left="0in"/>
      <style:text-properties fo:font-size="28pt" style:font-size-asian="28pt" style:font-size-complex="28pt"/>
    </style:style>
    <style:style style:name="ce22" style:family="table-cell" style:parent-style-name="Default">
      <style:table-cell-properties fo:background-color="#ffd8ce" fo:wrap-option="wrap"/>
    </style:style>
    <style:style style:name="ce23" style:family="table-cell" style:parent-style-name="Default">
      <style:table-cell-properties fo:border-bottom="0.74pt solid #000000" fo:background-color="#ffd8ce" fo:wrap-option="wrap" fo:border-left="none" fo:border-right="none" fo:border-top="none"/>
    </style:style>
    <style:style style:name="ce7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</style:style>
    <style:style style:name="ce26" style:family="table-cell" style:parent-style-name="Default">
      <style:table-cell-properties fo:background-color="#ffdbb6" fo:wrap-option="wrap"/>
    </style:style>
    <style:style style:name="ce27" style:family="table-cell" style:parent-style-name="Default">
      <style:table-cell-properties fo:border-bottom="none" fo:background-color="#ffd8ce" fo:wrap-option="wrap" fo:border-left="none" fo:border-right="none" fo:border-top="0.74pt solid #000000"/>
    </style:style>
    <style:style style:name="ce2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77bc65" style:text-align-source="fix" style:repeat-content="false" fo:wrap-option="wrap" fo:border="0.74pt solid #000000"/>
      <style:paragraph-properties fo:text-align="center" fo:margin-left="0in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7d1d5" style:text-align-source="fix" style:repeat-content="false" fo:wrap-option="wrap" fo:border="0.74pt solid #000000"/>
      <style:paragraph-properties fo:text-align="center" fo:margin-left="0in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5pt" style:font-size-asian="15pt" style:font-size-complex="15pt"/>
    </style:style>
    <style:style style:name="ce3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in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ffd7d7" style:text-align-source="fix" style:repeat-content="false" fo:wrap-option="wrap"/>
      <style:paragraph-properties fo:text-align="center" fo:margin-left="0in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5pt" style:font-size-asian="15pt" style:font-size-complex="15pt"/>
    </style:style>
    <style:style style:name="ce41" style:family="table-cell" style:parent-style-name="Default">
      <style:table-cell-properties fo:background-color="#ffff00" fo:wrap-option="wrap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fo:background-color="#ffff00" fo:wrap-option="wrap"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43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f7d1d5" style:text-align-source="fix" style:repeat-content="false" fo:wrap-option="wrap" fo:border="0.74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font-size="15pt" style:font-size-asian="15pt" style:font-size-complex="15pt"/>
    </style:style>
    <style:style style:name="ce46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in"/>
      <style:text-properties fo:font-size="15pt" style:font-size-asian="15pt" style:font-size-complex="15pt"/>
    </style:style>
    <style:style style:name="ce48" style:family="table-cell" style:parent-style-name="Default" style:data-style-name="N129">
      <style:table-cell-properties fo:background-color="#f7d1d5" style:text-align-source="fix" style:repeat-content="false" fo:wrap-option="wrap" fo:border="0.74pt solid #000000"/>
      <style:paragraph-properties fo:text-align="center" fo:margin-left="0in"/>
      <style:text-properties fo:font-size="15pt" style:font-size-asian="15pt" style:font-size-complex="15pt"/>
    </style:style>
    <style:style style:name="ce49" style:family="table-cell" style:parent-style-name="Default">
      <style:table-cell-properties fo:wrap-option="wrap" fo:border="0.74pt solid #000000"/>
    </style:style>
    <style:style style:name="ce50" style:family="table-cell" style:parent-style-name="Default">
      <style:table-cell-properties fo:background-color="transparent" fo:wrap-option="wrap"/>
    </style:style>
    <style:style style:name="ce51" style:family="table-cell" style:parent-style-name="Default">
      <style:table-cell-properties fo:border-bottom="none" fo:background-color="#ffd8ce" fo:wrap-option="wrap" fo:border-left="none" fo:border-right="0.74pt solid #000000" fo:border-top="0.74pt solid #000000"/>
    </style:style>
    <style:style style:name="ce52" style:family="table-cell" style:parent-style-name="Default">
      <style:table-cell-properties fo:border-bottom="none" fo:background-color="#ffd8ce" fo:wrap-option="wrap" fo:border-left="none" fo:border-right="0.74pt solid #000000" fo:border-top="none"/>
    </style:style>
    <style:style style:name="ce53" style:family="table-cell" style:parent-style-name="Default">
      <style:table-cell-properties fo:border-bottom="0.74pt solid #000000" fo:background-color="#ffd8ce" fo:wrap-option="wrap" fo:border-left="none" fo:border-right="0.74pt solid #000000" fo:border-top="none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5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5pt" style:font-size-complex="1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6374" table:default-cell-style-name="ce5"/>
        <table:table-row table:style-name="ro1">
          <table:table-cell/>
          <table:table-cell table:style-name="ce6"/>
          <table:table-cell table:style-name="ce21" office:value-type="string" calcext:value-type="string" table:number-columns-spanned="4" table:number-rows-spanned="4">
            <text:p>PIZZASHOP SCHEMA</text:p>
          </table:table-cell>
          <table:covered-table-cell table:number-columns-repeated="3" table:style-name="ce27"/>
          <table:table-cell table:style-name="ce27"/>
          <table:table-cell table:style-name="ce51"/>
          <table:table-cell table:number-columns-repeated="16376"/>
        </table:table-row>
        <table:table-row table:style-name="ro1">
          <table:table-cell/>
          <table:table-cell table:style-name="ce9"/>
          <table:covered-table-cell table:number-columns-repeated="4" table:style-name="ce22"/>
          <table:table-cell table:style-name="ce22"/>
          <table:table-cell table:style-name="ce52"/>
          <table:table-cell table:number-columns-repeated="16376"/>
        </table:table-row>
        <table:table-row table:style-name="ro1">
          <table:table-cell/>
          <table:table-cell table:style-name="ce9"/>
          <table:covered-table-cell table:number-columns-repeated="4" table:style-name="ce22"/>
          <table:table-cell table:style-name="ce22"/>
          <table:table-cell table:style-name="ce52"/>
          <table:table-cell table:number-columns-repeated="16376"/>
        </table:table-row>
        <table:table-row table:style-name="ro1">
          <table:table-cell/>
          <table:table-cell table:style-name="ce10"/>
          <table:covered-table-cell table:number-columns-repeated="4" table:style-name="ce23"/>
          <table:table-cell table:style-name="ce23"/>
          <table:table-cell table:style-name="ce5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5">
            <text:p>role_enum AS ENUM ('Super Admin', 'Admin', 'Chef');</text:p>
            <text:p>item_type_enum AS ENUM ('Vegetarian', 'Non-Vegetarian', 'Vegan');</text:p>
            <text:p> order_status_enum AS ENUM ('Pending', 'In Progress', 'Served', 'Completed', 'Cancelled', 'On Hold', 'Failed');</text:p>
            <text:p> Waiting_token_status_enum AS ENUM ('Waiting', 'Assigned', 'Cancelled');</text:p>
          </table:table-cell>
          <table:covered-table-cell table:number-columns-repeated="3" table:style-name="ce26"/>
          <table:table-cell table:style-name="ce26" table:number-columns-spanned="1" table:number-rows-spanned="5"/>
          <table:table-cell table:number-columns-repeated="16377"/>
        </table:table-row>
        <table:table-row table:style-name="ro1">
          <table:table-cell table:number-columns-repeated="2"/>
          <table:covered-table-cell table:style-name="ce25" office:value-type="string" calcext:value-type="string">
            <text:p>ItemType Enum: ('Vegetarian', 'Non-Vegetarian', 'Vegan')</text:p>
          </table:covered-table-cell>
          <table:covered-table-cell table:number-columns-repeated="4" table:style-name="ce26"/>
          <table:table-cell table:number-columns-repeated="16377"/>
        </table:table-row>
        <table:table-row table:style-name="ro1">
          <table:table-cell table:number-columns-repeated="2"/>
          <table:covered-table-cell table:style-name="ce25" office:value-type="string" calcext:value-type="string">
            <text:p><text:s text:c="10"/>Status-Order Enum: ('Pending', 'In Progress', 'Served', 'Completed', 'Cancelled', 'On Hold', 'Failed') Default 'Pending'</text:p>
          </table:covered-table-cell>
          <table:covered-table-cell table:number-columns-repeated="4" table:style-name="ce26"/>
          <table:table-cell table:number-columns-repeated="16377"/>
        </table:table-row>
        <table:table-row table:style-name="ro1">
          <table:table-cell table:number-columns-repeated="2"/>
          <table:covered-table-cell table:style-name="ce25" office:value-type="string" calcext:value-type="string">
            <text:p>Status-Waiting-Token Enum: ('Waiting', 'Assigned', 'Cancelled') Default 'Waiting'</text:p>
          </table:covered-table-cell>
          <table:covered-table-cell table:number-columns-repeated="4" table:style-name="ce26"/>
          <table:table-cell table:number-columns-repeated="16377"/>
        </table:table-row>
        <table:table-row table:style-name="ro1">
          <table:table-cell table:number-columns-repeated="2"/>
          <table:covered-table-cell table:number-columns-repeated="5" table:style-name="ce2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3"/>
          <table:table-cell table:style-name="ce28" office:value-type="string" calcext:value-type="string">
            <text:p>Users Table</text:p>
          </table:table-cell>
          <table:table-cell table:style-name="ce3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29" office:value-type="string" calcext:value-type="string">
            <text:p>columns</text:p>
          </table:table-cell>
          <table:table-cell table:style-name="ce29" office:value-type="string" calcext:value-type="string">
            <text:p>datatype</text:p>
          </table:table-cell>
          <table:table-cell table:style-name="ce29" office:value-type="string" calcext:value-type="string">
            <text:p>constrains</text:p>
          </table:table-cell>
          <table:table-cell table:style-name="ce50"/>
          <table:table-cell table:number-columns-repeated="16377"/>
        </table:table-row>
        <table:table-row table:style-name="ro2">
          <table:table-cell table:number-columns-repeated="3"/>
          <table:table-cell table:style-name="ce30" office:value-type="string" calcext:value-type="string">
            <text:p>user_id 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role_id</text:p>
          </table:table-cell>
          <table:table-cell table:style-name="ce48" office:value-type="string" calcext:value-type="string">
            <text:p>int</text:p>
          </table:table-cell>
          <table:table-cell table:style-name="ce30" office:value-type="string" calcext:value-type="string">
            <text:p>FOREIGN KEY 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first_name </text:p>
          </table:table-cell>
          <table:table-cell table:style-name="ce48" office:value-type="string" calcext:value-type="string">
            <text:p>VARCHAR(50)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last_name <text:s text:c="2"/></text:p>
          </table:table-cell>
          <table:table-cell table:style-name="ce48" office:value-type="string" calcext:value-type="string">
            <text:p>VARCHAR(5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username </text:p>
          </table:table-cell>
          <table:table-cell table:style-name="ce48" office:value-type="string" calcext:value-type="string">
            <text:p>VARCHAR(50)</text:p>
          </table:table-cell>
          <table:table-cell table:style-name="ce30" office:value-type="string" calcext:value-type="string">
            <text:p>UNIQUE, 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mail <text:s/></text:p>
          </table:table-cell>
          <table:table-cell table:style-name="ce30" office:value-type="string" calcext:value-type="string">
            <text:p>VARCHAR(260)</text:p>
          </table:table-cell>
          <table:table-cell table:style-name="ce30" office:value-type="string" calcext:value-type="string">
            <text:p>UNIQUE, 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password 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phone </text:p>
          </table:table-cell>
          <table:table-cell table:style-name="ce30" office:value-type="string" calcext:value-type="string">
            <text:p>VARCHAR(15)</text:p>
          </table:table-cell>
          <table:table-cell table:style-name="ce30" office:value-type="string" calcext:value-type="string">
            <text:p>UNIQUE, 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role</text:p>
          </table:table-cell>
          <table:table-cell table:style-name="ce30" office:value-type="string" calcext:value-type="string">
            <text:p>Role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status</text:p>
          </table:table-cell>
          <table:table-cell table:style-name="ce30" office:value-type="string" calcext:value-type="string">
            <text:p>boolean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ountry </text:p>
          </table:table-cell>
          <table:table-cell table:style-name="ce30" office:value-type="string" calcext:value-type="string">
            <text:p>VARCHAR(50)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state</text:p>
          </table:table-cell>
          <table:table-cell table:style-name="ce30" office:value-type="string" calcext:value-type="string">
            <text:p>VARCHAR(50)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ity </text:p>
          </table:table-cell>
          <table:table-cell table:style-name="ce30" office:value-type="string" calcext:value-type="string">
            <text:p>VARCHAR(50)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address </text:p>
          </table:table-cell>
          <table:table-cell table:style-name="ce30" office:value-type="string" calcext:value-type="string">
            <text:p>VARCHAR(250)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zipcode </text:p>
          </table:table-cell>
          <table:table-cell table:style-name="ce30" office:value-type="string" calcext:value-type="string">
            <text:p>VARCHAR(10)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mage_url </text:p>
          </table:table-cell>
          <table:table-cell table:style-name="ce30" office:value-type="string" calcext:value-type="string">
            <text:p>Varchar(25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office:value-type="string" calcext:value-type="string">
            <text:p>*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refresh_token</text:p>
          </table:table-cell>
          <table:table-cell table:style-name="ce30" office:value-type="string" calcext:value-type="string">
            <text:p>TEXT</text:p>
          </table:table-cell>
          <table:table-cell table:style-name="ce30"/>
          <table:table-cell table:number-columns-repeated="16378"/>
        </table:table-row>
        <table:table-row table:style-name="ro2" table:number-rows-repeated="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37" office:value-type="string" calcext:value-type="string">
            <text:p>ROLES TABLE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38" office:value-type="string" calcext:value-type="string">
            <text:p>role_id</text:p>
          </table:table-cell>
          <table:table-cell table:style-name="ce38" office:value-type="string" calcext:value-type="string">
            <text:p>SERIAL</text:p>
          </table:table-cell>
          <table:table-cell table:style-name="ce38" office:value-type="string" calcext:value-type="string">
            <text:p>PRIMARY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role_name</text:p>
          </table:table-cell>
          <table:table-cell table:style-name="ce30" office:value-type="string" calcext:value-type="string">
            <text:p>Roles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style-name="ce37" office:value-type="string" calcext:value-type="string">
            <text:p>Modules TABLE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39" office:value-type="string" calcext:value-type="string">
            <text:p><text:span text:style-name="T1">Modules</text:span>_id</text:p>
          </table:table-cell>
          <table:table-cell table:style-name="ce39" office:value-type="string" calcext:value-type="string">
            <text:p>SERIAL</text:p>
          </table:table-cell>
          <table:table-cell table:style-name="ce39" office:value-type="string" calcext:value-type="string">
            <text:p>PRIMARY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<text:span text:style-name="T1">Modules</text:span>_name</text:p>
          </table:table-cell>
          <table:table-cell table:style-name="ce30" office:value-type="string" calcext:value-type="string">
            <text:p>VARCHAR(50)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3"/>
          <table:table-cell table:style-name="ce37" office:value-type="string" calcext:value-type="string">
            <text:p>role_Module TABLE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39" office:value-type="string" calcext:value-type="string">
            <text:p><text:span text:style-name="T1">role_mOdule</text:span><text:span text:style-name="T2">_</text:span>id</text:p>
          </table:table-cell>
          <table:table-cell table:style-name="ce39" office:value-type="string" calcext:value-type="string">
            <text:p>SERIAL</text:p>
          </table:table-cell>
          <table:table-cell table:style-name="ce39" office:value-type="string" calcext:value-type="string">
            <text:p>PRIMARY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view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tru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delete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8" office:value-type="string" calcext:value-type="string">
            <text:p>role_id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8" office:value-type="string" calcext:value-type="string">
            <text:p><text:span text:style-name="T1">Modules</text:span>_id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40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Menu Categories Table</text:p>
          </table:table-cell>
          <table:table-cell table:style-name="ce36" table:number-columns-repeated="2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category_id 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VARCHAR(100)</text:p>
          </table:table-cell>
          <table:table-cell table:style-name="ce30" office:value-type="string" calcext:value-type="string">
            <text:p>UNIQUE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Varchar(250)</text:p>
          </table:table-cell>
          <table:table-cell table:style-name="ce30" office:value-type="string" calcext:value-type="string">
            <text:p>NULLABLE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table:number-columns-repeated="3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 <text:s text:c="2"/>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Menu Items Table</text:p>
          </table:table-cell>
          <table:table-cell table:style-name="ce36" table:number-columns-repeated="2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item_id 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category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item_type </text:p>
          </table:table-cell>
          <table:table-cell table:style-name="ce30" office:value-type="string" calcext:value-type="string">
            <text:p>Itemtype</text:p>
          </table:table-cell>
          <table:table-cell table:style-name="ce30" office:value-type="string" calcext:value-type="string">
            <text:p>not null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VARCHAR(100)</text:p>
          </table:table-cell>
          <table:table-cell table:style-name="ce30" office:value-type="string" calcext:value-type="string">
            <text:p>UNIQUE,NOT NULL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description 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NOT NULL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unit <text:s/></text:p>
          </table:table-cell>
          <table:table-cell table:style-name="ce30" office:value-type="string" calcext:value-type="string">
            <text:p>VARCHAR(20)</text:p>
          </table:table-cell>
          <table:table-cell table:style-name="ce30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rate</text:p>
          </table:table-cell>
          <table:table-cell table:style-name="ce30" office:value-type="string" calcext:value-type="string">
            <text:p>DECIMAL(10,2)</text:p>
          </table:table-cell>
          <table:table-cell table:style-name="ce30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short_code</text:p>
          </table:table-cell>
          <table:table-cell table:style-name="ce30" office:value-type="string" calcext:value-type="string">
            <text:p>VARCHAR(1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available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TRU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mage_url</text:p>
          </table:table-cell>
          <table:table-cell table:style-name="ce30" office:value-type="string" calcext:value-type="string">
            <text:p>Tex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default_tax</text:p>
          </table:table-cell>
          <table:table-cell table:style-name="ce30" office:value-type="string" calcext:value-type="string">
            <text:p>DECIMAL(5,2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***</text:p>
          </table:table-cell>
          <table:table-cell table:style-name="ce30" office:value-type="string" calcext:value-type="string">
            <text:p>tax_percentage</text:p>
          </table:table-cell>
          <table:table-cell table:style-name="ce30" office:value-type="string" calcext:value-type="string">
            <text:p>DECIMAL(5,2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modifier_id</text:p>
          </table:table-cell>
          <table:table-cell table:style-name="ce30" office:value-type="string" calcext:value-type="string">
            <text:p>VARCHAR(1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 <text:s text:c="2"/>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6" table:number-columns-repeated="3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28" office:value-type="string" calcext:value-type="string">
            <text:p>Modifiers Table</text:p>
          </table:table-cell>
          <table:table-cell table:style-name="ce36" table:number-columns-repeated="2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modifier_id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VARCHAR(100)</text:p>
          </table:table-cell>
          <table:table-cell table:style-name="ce30" office:value-type="string" calcext:value-type="string">
            <text:p>UNIQUE not null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rate</text:p>
          </table:table-cell>
          <table:table-cell table:style-name="ce30" office:value-type="string" calcext:value-type="string">
            <text:p>DECIMAL(10,2)</text:p>
          </table:table-cell>
          <table:table-cell table:style-name="ce30" office:value-type="string" calcext:value-type="string">
            <text:p>CHECK (RATE &gt;= 0)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short_code</text:p>
          </table:table-cell>
          <table:table-cell table:style-name="ce30" office:value-type="string" calcext:value-type="string">
            <text:p>VARCHAR(1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tex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modifier_group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unit</text:p>
          </table:table-cell>
          <table:table-cell table:style-name="ce30" office:value-type="string" calcext:value-type="string">
            <text:p>VARCHAR(2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default_tax</text:p>
          </table:table-cell>
          <table:table-cell table:style-name="ce30" office:value-type="string" calcext:value-type="string">
            <text:p>DECIMAL(5,2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tax_percentage</text:p>
          </table:table-cell>
          <table:table-cell table:style-name="ce30" office:value-type="string" calcext:value-type="string">
            <text:p>DECIMAL(5,2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 <text:s text:c="2"/>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6" table:number-columns-repeated="3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41" office:value-type="string" calcext:value-type="string">
            <text:p>item_modifiers Tables</text:p>
          </table:table-cell>
          <table:table-cell table:style-name="ce46" table:number-columns-repeated="2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k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item_id 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modifier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8" office:value-type="string" calcext:value-type="string">
            <text:p>min</text:p>
          </table:table-cell>
          <table:table-cell table:style-name="ce38" office:value-type="string" calcext:value-type="string">
            <text:p>Small-int</text:p>
          </table:table-cell>
          <table:table-cell table:style-name="ce38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8" office:value-type="string" calcext:value-type="string">
            <text:p>max</text:p>
          </table:table-cell>
          <table:table-cell table:style-name="ce38" office:value-type="string" calcext:value-type="string">
            <text:p>small_int</text:p>
          </table:table-cell>
          <table:table-cell table:style-name="ce38"/>
          <table:table-cell/>
          <table:table-cell table:style-name="Default" table:number-columns-repeated="3"/>
          <table:table-cell table:number-columns-repeated="16374"/>
        </table:table-row>
        <table:table-row table:style-name="ro2" table:number-rows-repeated="2">
          <table:table-cell table:number-columns-repeated="3"/>
          <table:table-cell table:style-name="ce36" table:number-columns-repeated="3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28" office:value-type="string" calcext:value-type="string">
            <text:p>ModifierGroups Table</text:p>
          </table:table-cell>
          <table:table-cell table:style-name="ce36" table:number-columns-repeated="2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ModifierGroupID 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VaRCHAR(50)</text:p>
          </table:table-cell>
          <table:table-cell table:style-name="ce30" office:value-type="string" calcext:value-type="string">
            <text:p><text:s/>UNIQUE , NOT NULL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Description </text:p>
          </table:table-cell>
          <table:table-cell table:style-name="ce30" office:value-type="string" calcext:value-type="string">
            <text:p>TEXT</text:p>
          </table:table-cell>
          <table:table-cell table:style-name="ce30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IsDeleted 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42" office:value-type="string" calcext:value-type="string">
            <text:p>MG_modifier Table</text:p>
          </table:table-cell>
          <table:table-cell table:style-name="ce4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serial</text:p>
          </table:table-cell>
          <table:table-cell table:style-name="ce38" office:value-type="string" calcext:value-type="string">
            <text:p>pk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8" office:value-type="string" calcext:value-type="string">
            <text:p>modifier_id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fk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8" office:value-type="string" calcext:value-type="string">
            <text:p>modifier_group_id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fk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Sections Table</text:p>
          </table:table-cell>
          <table:table-cell table:style-name="ce3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section_id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VaRCHAR(5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TEX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Tables Table</text:p>
          </table:table-cell>
          <table:table-cell table:style-name="ce3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table_id <text:s/>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ustomer_id 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section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name </text:p>
          </table:table-cell>
          <table:table-cell table:style-name="ce30" office:value-type="string" calcext:value-type="string">
            <text:p>VARCHAR(10)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apacity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status</text:p>
          </table:table-cell>
          <table:table-cell table:style-name="ce30" office:value-type="string" calcext:value-type="string">
            <text:p>BOOLEAN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merge-table</text:p>
          </table:table-cell>
          <table:table-cell table:style-name="ce49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8" office:value-type="string" calcext:value-type="string">
            <text:p>table_id <text:s/></text:p>
          </table:table-cell>
          <table:table-cell table:style-name="ce43" table:number-columns-repeated="2"/>
          <table:table-cell table:number-columns-repeated="16378"/>
        </table:table-row>
        <table:table-row table:style-name="ro3">
          <table:table-cell table:number-columns-repeated="3"/>
          <table:table-cell table:style-name="ce43" office:value-type="string" calcext:value-type="string">
            <text:p><text:span text:style-name="T3">customer_id </text:span></text:p>
          </table:table-cell>
          <table:table-cell table:style-name="ce43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8" office:value-type="string" calcext:value-type="string">
            <text:p>order_id</text:p>
          </table:table-cell>
          <table:table-cell table:style-name="ce43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Orders Table</text:p>
          </table:table-cell>
          <table:table-cell table:style-name="ce3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order_id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ustomer_id 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rating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table_id 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status </text:p>
          </table:table-cell>
          <table:table-cell table:style-name="ce30" office:value-type="string" calcext:value-type="string">
            <text:p>ORDER-STATUS</text:p>
          </table:table-cell>
          <table:table-cell table:style-name="ce30" office:value-type="string" calcext:value-type="string">
            <text:p>DEFAULT PENDING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total_price</text:p>
          </table:table-cell>
          <table:table-cell table:style-name="ce30" office:value-type="string" calcext:value-type="string">
            <text:p>DECIMAL(8,2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omment</text:p>
          </table:table-cell>
          <table:table-cell table:style-name="ce30" office:value-type="string" calcext:value-type="string">
            <text:p>VaRCHAR(10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special instruction</text:p>
          </table:table-cell>
          <table:table-cell table:style-name="ce30" office:value-type="string" calcext:value-type="string">
            <text:p>VARCHAR(10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payment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Order_Items Table</text:p>
          </table:table-cell>
          <table:table-cell table:style-name="ce36" table:number-columns-repeated="2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quantity 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8" office:value-type="string" calcext:value-type="string">
            <text:p>is_prepared</text:p>
          </table:table-cell>
          <table:table-cell table:style-name="ce38" office:value-type="string" calcext:value-type="string">
            <text:p>boolean</text:p>
          </table:table-cell>
          <table:table-cell table:style-name="ce38" office:value-type="string" calcext:value-type="string">
            <text:p>default false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order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0" office:value-type="string" calcext:value-type="string">
            <text:p>item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44" office:value-type="string" calcext:value-type="string">
            <text:p>status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/>
          <table:table-cell table:style-name="Default" table:number-columns-repeated="3"/>
          <table:table-cell table:number-columns-repeated="16374"/>
        </table:table-row>
        <table:table-row table:style-name="ro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41" office:value-type="string" calcext:value-type="string">
            <text:p>order_modifiers Tables</text:p>
          </table:table-cell>
          <table:table-cell table:style-name="ce4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k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tem_id 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modifier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order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 table:number-rows-repeated="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Payments Table</text:p>
          </table:table-cell>
          <table:table-cell table:style-name="ce3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payment_id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order_id 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method</text:p>
          </table:table-cell>
          <table:table-cell table:style-name="ce30" office:value-type="string" calcext:value-type="string">
            <text:p>VARCHAR(5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details</text:p>
          </table:table-cell>
          <table:table-cell table:style-name="ce30" office:value-type="string" calcext:value-type="string">
            <text:p>VARCHAR(10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amount</text:p>
          </table:table-cell>
          <table:table-cell table:style-name="ce30" office:value-type="string" calcext:value-type="string">
            <text:p>DECIMAL(8,2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status</text:p>
          </table:table-cell>
          <table:table-cell table:style-name="ce30" office:value-type="string" calcext:value-type="string">
            <text:p>boolean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Taxes Table</text:p>
          </table:table-cell>
          <table:table-cell table:style-name="ce3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tax_id 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name </text:p>
          </table:table-cell>
          <table:table-cell table:style-name="ce30" office:value-type="string" calcext:value-type="string">
            <text:p>VARCHAR(100)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VARCHAR(100)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Enabled </text:p>
          </table:table-cell>
          <table:table-cell table:style-name="ce30" office:value-type="string" calcext:value-type="string">
            <text:p>BOOLEAN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default_tax</text:p>
          </table:table-cell>
          <table:table-cell table:style-name="ce30" office:value-type="string" calcext:value-type="string">
            <text:p>BOOLEAN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 table:number-rows-repeated="2">
          <table:table-cell table:number-columns-repeated="3"/>
          <table:table-cell table:style-name="ce3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WaitingTokens Table</text:p>
          </table:table-cell>
          <table:table-cell table:style-name="ce3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TokenID </text:p>
          </table:table-cell>
          <table:table-cell table:style-name="ce30" office:value-type="string" calcext:value-type="string">
            <text:p>SERIAL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Section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ustomer_id 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4">
          <table:table-cell table:number-columns-repeated="3"/>
          <table:table-cell table:style-name="ce30" office:value-type="string" calcext:value-type="string">
            <text:p>Status</text:p>
          </table:table-cell>
          <table:table-cell table:style-name="ce30" office:value-type="string" calcext:value-type="string">
            <text:p>waiting_token_status_enum </text:p>
          </table:table-cell>
          <table:table-cell table:style-name="ce30" office:value-type="string" calcext:value-type="string">
            <text:p>DEFAULT 'Waiting'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45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28" office:value-type="string" calcext:value-type="string">
            <text:p>RATING TABLE</text:p>
          </table:table-cell>
          <table:table-cell table:style-name="ce3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USTOMER 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FOOD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service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ambiance 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REVIEW</text:p>
          </table:table-cell>
          <table:table-cell table:style-name="ce30" office:value-type="string" calcext:value-type="string">
            <text:p>TEX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rating_date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current_timestamp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3"/>
          <table:table-cell table:style-name="ce28" office:value-type="string" calcext:value-type="string">
            <text:p>Invoice table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serial</text:p>
          </table:table-cell>
          <table:table-cell table:style-name="ce38" office:value-type="string" calcext:value-type="string">
            <text:p>pk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8" office:value-type="string" calcext:value-type="string">
            <text:p>payment_id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fk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8" office:value-type="string" calcext:value-type="string">
            <text:p>path</text:p>
          </table:table-cell>
          <table:table-cell table:style-name="ce38" office:value-type="string" calcext:value-type="string">
            <text:p>Varchar(350)</text:p>
          </table:table-cell>
          <table:table-cell table:style-name="ce38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3"/>
          <table:table-cell table:style-name="ce41" office:value-type="string" calcext:value-type="string">
            <text:p>Fav_item Tables</text:p>
          </table:table-cell>
          <table:table-cell table:style-name="ce4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k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user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tem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fav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af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4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42" office:value-type="string" calcext:value-type="string">
            <text:p>Customer_history Table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30" office:value-type="string" calcext:value-type="string">
            <text:p>customer_id 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FOREIGN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visit_id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k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no_of_person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 <text:s/>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46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47" office:value-type="string" calcext:value-type="string">
            <text:p> <text:span text:style-name="T4">Customers Table</text:span></text:p>
          </table:table-cell>
          <table:table-cell table:style-name="ce36" table:number-columns-repeated="2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ustomer_id 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PRIMARY KEY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table:number-columns-repeated="3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name </text:p>
          </table:table-cell>
          <table:table-cell table:style-name="ce30" office:value-type="string" calcext:value-type="string">
            <text:p>VARCHAR(100)</text:p>
          </table:table-cell>
          <table:table-cell table:style-name="ce30" office:value-type="string" calcext:value-type="string">
            <text:p><text:s/>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mail <text:s/></text:p>
          </table:table-cell>
          <table:table-cell table:style-name="ce30" office:value-type="string" calcext:value-type="string">
            <text:p>VARCHAR(100)</text:p>
          </table:table-cell>
          <table:table-cell table:style-name="ce30" office:value-type="string" calcext:value-type="string">
            <text:p>UNIQUE, 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phone <text:s/></text:p>
          </table:table-cell>
          <table:table-cell table:style-name="ce30" office:value-type="string" calcext:value-type="string">
            <text:p>VARCHAR(15)</text:p>
          </table:table-cell>
          <table:table-cell table:style-name="ce30" office:value-type="string" calcext:value-type="string">
            <text:p>UNIQUE, NOT NULL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address </text:p>
          </table:table-cell>
          <table:table-cell table:style-name="ce30" office:value-type="string" calcext:value-type="string">
            <text:p>Varchar(250)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is_deleted <text:s text:c="2"/></text:p>
          </table:table-cell>
          <table:table-cell table:style-name="ce30" office:value-type="string" calcext:value-type="string">
            <text:p>boolean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at</text:p>
          </table:table-cell>
          <table:table-cell table:style-name="ce30" office:value-type="string" calcext:value-type="string">
            <text:p>TIMESTAMP</text:p>
          </table:table-cell>
          <table:table-cell table:style-name="ce30" office:value-type="string" calcext:value-type="string">
            <text:p>DEFAULT CURRENT_TIMESTAMP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crea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>
          <table:table-cell table:number-columns-repeated="3"/>
          <table:table-cell table:style-name="ce30" office:value-type="string" calcext:value-type="string">
            <text:p>edited_by</text:p>
          </table:table-cell>
          <table:table-cell table:style-name="ce30" office:value-type="string" calcext:value-type="string">
            <text:p>int</text:p>
          </table:table-cell>
          <table:table-cell table:style-name="ce30"/>
          <table:table-cell table:number-columns-repeated="16378"/>
        </table:table-row>
        <table:table-row table:style-name="ro2" table:number-rows-repeated="87">
          <table:table-cell table:number-columns-repeated="3"/>
          <table:table-cell table:style-name="ce46" table:number-columns-repeated="3"/>
          <table:table-cell table:number-columns-repeated="16378"/>
        </table:table-row>
        <table:table-row table:style-name="ro1" table:number-rows-repeated="104818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09:00:59.0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09:09:45.351000000</meta:creation-date>
    <dc:date>2025-02-11T16:07:52.322000000</dc:date>
    <meta:editing-duration>P2DT20H23M35S</meta:editing-duration>
    <meta:editing-cycles>28</meta:editing-cycles>
    <meta:generator>LibreOffice/24.2.5.2$Windows_X86_64 LibreOffice_project/bffef4ea93e59bebbeaf7f431bb02b1a39ee8a59</meta:generator>
    <meta:document-statistic meta:table-count="1" meta:cell-count="628" meta:object-count="0"/>
  </office:meta>
</office:document-meta>
</file>